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color="#000000"/>
    </style:style>
    <style:style style:name="P34" style:family="paragraph" style:parent-style-name="Preformatted_20_Text">
      <style:paragraph-properties fo:margin-top="0in" fo:margin-bottom="0.1965in"/>
      <style:text-properties fo:color="#000000" fo:font-weight="normal" style:font-weight-asian="normal" style:font-weight-complex="normal"/>
    </style:style>
    <style:style style:name="P35" style:family="paragraph" style:parent-style-name="Text_20_body">
      <style:paragraph-properties fo:margin-top="0in" fo:margin-bottom="0.1965in"/>
      <style:text-properties fo:color="#000000"/>
    </style:style>
    <style:style style:name="P36" style:family="paragraph" style:parent-style-name="Table_20_Contents">
      <style:text-properties fo:font-size="11pt" style:font-size-asian="11pt" style:font-size-complex="11pt"/>
    </style:style>
    <style:style style:name="P37" style:family="paragraph" style:parent-style-name="Table_20_Contents">
      <style:paragraph-properties fo:text-align="start" style:justify-single-word="false"/>
      <style:text-properties fo:font-size="11pt" style:font-size-asian="11pt" style:font-size-complex="11pt"/>
    </style:style>
    <style:style style:name="P38" style:family="paragraph" style:parent-style-name="Preformatted_20_Text">
      <style:paragraph-properties fo:margin-left="-0.0083in" fo:margin-right="0in" fo:text-indent="0in" style:auto-text-indent="false"/>
      <style:text-properties fo:background-color="#ccccff"/>
    </style:style>
    <style:style style:name="P39" style:family="paragraph" style:parent-style-name="Text_20_body">
      <style:paragraph-properties fo:text-align="center" style:justify-single-word="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color="#000000"/>
    </style:style>
    <style:style style:name="P42" style:family="paragraph" style:parent-style-name="Text_20_body">
      <style:text-properties fo:color="#000000" fo:background-color="transparent"/>
    </style:style>
    <style:style style:name="P43" style:family="paragraph" style:parent-style-name="Text_20_body">
      <style:text-properties fo:color="#ff0000" fo:font-weight="bold" style:font-weight-asian="bold" style:font-weight-complex="bold"/>
    </style:style>
    <style:style style:name="P44" style:family="paragraph" style:parent-style-name="Text_20_body">
      <style:text-properties fo:color="#0000ff" fo:font-weight="bold" style:font-weight-asian="bold" style:font-weight-complex="bold"/>
    </style:style>
    <style:style style:name="P45" style:family="paragraph" style:parent-style-name="Text_20_body">
      <style:paragraph-properties fo:margin-left="0.3083in" fo:margin-right="0in" fo:text-indent="0in" style:auto-text-indent="false"/>
    </style:style>
    <style:style style:name="P46" style:family="paragraph" style:parent-style-name="Text_20_body">
      <style:paragraph-properties fo:margin-left="0.3in" fo:margin-right="0in" fo:text-indent="0in" style:auto-text-indent="false"/>
    </style:style>
    <style:style style:name="P47" style:family="paragraph" style:parent-style-name="Text_20_body">
      <style:paragraph-properties fo:margin-left="0.3in" fo:margin-right="0in" fo:text-indent="0in" style:auto-text-indent="false"/>
      <style:text-properties fo:font-weight="bold" style:font-weight-asian="bold" style:font-weight-complex="bold"/>
    </style:style>
    <style:style style:name="P48" style:family="paragraph" style:parent-style-name="Text_20_body">
      <style:paragraph-properties fo:margin-left="0.3in" fo:margin-right="0in" fo:text-indent="0in" style:auto-text-indent="false"/>
      <style:text-properties fo:color="#0000ff"/>
    </style:style>
    <style:style style:name="P49" style:family="paragraph" style:parent-style-name="Text_20_body">
      <style:paragraph-properties fo:margin-left="0.2835in" fo:margin-right="0in" fo:text-indent="0in" style:auto-text-indent="false"/>
      <style:text-properties fo:color="#0000ff"/>
    </style:style>
    <style:style style:name="P50" style:family="paragraph" style:parent-style-name="Text_20_body">
      <style:paragraph-properties fo:margin-left="0.7917in" fo:margin-right="0in" fo:text-indent="-0.4917in" style:auto-text-indent="false">
        <style:tab-stops/>
      </style:paragraph-properties>
    </style:style>
    <style:style style:name="P51" style:family="paragraph" style:parent-style-name="Text_20_body">
      <style:paragraph-properties fo:margin-left="0.6083in" fo:margin-right="0in" fo:text-indent="-0.3752in" style:auto-text-indent="false">
        <style:tab-stops/>
      </style:paragraph-properties>
    </style:style>
    <style:style style:name="P52" style:family="paragraph" style:parent-style-name="Text_20_body">
      <style:paragraph-properties fo:margin-left="0.8083in" fo:margin-right="0in" fo:text-indent="-0.5in" style:auto-text-indent="false">
        <style:tab-stops/>
      </style:paragraph-properties>
    </style:style>
    <style:style style:name="P53" style:family="paragraph" style:parent-style-name="Text_20_body">
      <style:paragraph-properties fo:margin-left="0.7665in" fo:margin-right="0in" fo:text-indent="-0.45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Text_20_body">
      <style:paragraph-properties fo:margin-left="0.7917in" fo:margin-right="0in" fo:text-indent="-0.4917in" style:auto-text-indent="false">
        <style:tab-stops/>
      </style:paragraph-properties>
    </style:style>
    <style:style style:name="P59" style:family="paragraph" style:parent-style-name="Text_20_body">
      <style:paragraph-properties fo:margin-left="0.0102in" fo:margin-right="0in" fo:text-indent="0in" style:auto-text-indent="false">
        <style:tab-stops/>
      </style:paragraph-properties>
    </style:style>
    <style:style style:name="P60"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61" style:family="paragraph" style:parent-style-name="Text_20_body">
      <style:paragraph-properties fo:margin-left="0.3in" fo:margin-right="0in" fo:text-indent="0in" style:auto-text-indent="false"/>
    </style:style>
    <style:style style:name="P6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3" style:family="paragraph" style:parent-style-name="Heading_20_3">
      <style:text-properties fo:color="#000000"/>
    </style:style>
    <style:style style:name="P64" style:family="paragraph" style:parent-style-name="Heading_20_1">
      <style:paragraph-properties fo:break-before="page"/>
    </style:style>
    <style:style style:name="P65" style:family="paragraph" style:parent-style-name="Heading_20_1">
      <style:paragraph-properties fo:margin-left="0in" fo:margin-right="0in" fo:text-indent="0in" style:auto-text-indent="false"/>
    </style:style>
    <style:style style:name="P66"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background-color="#dbdbdb"/>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e7e7ff"/>
    </style:style>
    <style:style style:name="T24" style:family="text">
      <style:text-properties fo:color="#0000ff" fo:background-color="#ffffff"/>
    </style:style>
    <style:style style:name="T25" style:family="text">
      <style:text-properties fo:color="#cc0000"/>
    </style:style>
    <style:style style:name="T26" style:family="text">
      <style:text-properties fo:color="#cc0000" fo:background-color="transparent"/>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0000cc" fo:background-color="#dbdbdb"/>
    </style:style>
    <style:style style:name="T32" style:family="text">
      <style:text-properties fo:color="#008000" fo:font-weight="bold" style:font-weight-asian="bold" style:font-weight-complex="bold"/>
    </style:style>
    <style:style style:name="T33" style:family="text">
      <style:text-properties fo:color="#02b902"/>
    </style:style>
    <style:style style:name="T34" style:family="text">
      <style:text-properties fo:background-color="#ffffff"/>
    </style:style>
    <style:style style:name="T35" style:family="text">
      <style:text-properties fo:background-color="#e7e7ff"/>
    </style:style>
    <style:style style:name="T36" style:family="text">
      <style:text-properties style:font-name="Bitstream Vera Serif1"/>
    </style:style>
    <style:style style:name="T37"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bookmark-start text:name="DDE_LINK22"/>1 Preface<text:tab/>6</text:p>
          <text:p text:style-name="P56">1.1 Dedication<text:tab/>6</text:p>
          <text:p text:style-name="P56">1.2 Acknowledgments<text:tab/>6</text:p>
          <text:p text:style-name="P56">1.3 Support Email List<text:tab/>6</text:p>
          <text:p text:style-name="P54">2 Introduction<text:tab/>7</text:p>
          <text:p text:style-name="P56">2.1 What Is A Mathematics Computing Environment?<text:tab/>7</text:p>
          <text:p text:style-name="P56">2.2 What Is MathRider?<text:tab/>8</text:p>
          <text:p text:style-name="P56">2.3 What Inspired The Creation Of Mathrider?<text:tab/>9</text:p>
          <text:p text:style-name="P54">3 Downloading And Installing MathRider<text:tab/>11</text:p>
          <text:p text:style-name="P56">3.1 Installing Sun's Java Implementation<text:tab/>11</text:p>
          <text:p text:style-name="P55">3.1.1 Installing Java On A Windows PC<text:tab/>11</text:p>
          <text:p text:style-name="P55">3.1.2 Installing Java On A Macintosh<text:tab/>11</text:p>
          <text:p text:style-name="P55">3.1.3 Installing Java On A Linux PC<text:tab/>11</text:p>
          <text:p text:style-name="P56">3.2 Downloading And Extracting<text:tab/>12</text:p>
          <text:p text:style-name="P55">3.2.1 Extracting The Archive File For Windows Users<text:tab/>13</text:p>
          <text:p text:style-name="P55">3.2.2 Extracting The Archive File For Unix Users<text:tab/>13</text:p>
          <text:p text:style-name="P56">3.3 MathRider's Directory Structure &amp; Execution Instructions<text:tab/>13</text:p>
          <text:p text:style-name="P55">3.3.1 Executing MathRider On Windows Systems<text:tab/>14</text:p>
          <text:p text:style-name="P55">3.3.2 Executing MathRider On Unix Systems<text:tab/>14</text:p>
          <text:p text:style-name="P57">3.3.2.1 MacOS X<text:tab/>14</text:p>
          <text:p text:style-name="P54">4 The Graphical User Interface<text:tab/>15</text:p>
          <text:p text:style-name="P56">4.1 Buffers And Text Areas<text:tab/>15</text:p>
          <text:p text:style-name="P56">4.2 The Gutter<text:tab/>15</text:p>
          <text:p text:style-name="P56">4.3 Menus<text:tab/>15</text:p>
          <text:p text:style-name="P55">4.3.1 File<text:tab/>16</text:p>
          <text:p text:style-name="P55">4.3.2 Edit<text:tab/>16</text:p>
          <text:p text:style-name="P55">4.3.3 Search<text:tab/>16</text:p>
          <text:p text:style-name="P55">4.3.4 Markers, Folding, and View<text:tab/>17</text:p>
          <text:p text:style-name="P55">4.3.5 Utilities<text:tab/>17</text:p>
          <text:p text:style-name="P55">4.3.6 Macros<text:tab/>17</text:p>
          <text:p text:style-name="P55">4.3.7 Plugins<text:tab/>17</text:p>
          <text:p text:style-name="P55">4.3.8 Help<text:tab/>17</text:p>
          <text:p text:style-name="P56">4.4 The Toolbar<text:tab/>17</text:p>
          <text:p text:style-name="P54">5 MathPiper: A Computer Algebra System For Beginners<text:tab/>19</text:p>
          <text:p text:style-name="P56">5.1 Numeric Vs. Symbolic Computations<text:tab/>19</text:p>
          <text:p text:style-name="P56">5.2 Using The MathPiper Console As A Numeric (Scientific) Calculator<text:tab/>19</text:p>
          <text:p text:style-name="P55">5.2.1 Functions<text:tab/>21</text:p>
          <text:p text:style-name="P55"><text:soft-page-break/>5.2.2 Accessing Previous Input And Results<text:tab/>22</text:p>
          <text:p text:style-name="P55">5.2.3 Syntax Errors<text:tab/>22</text:p>
          <text:p text:style-name="P56">5.3 Using The MathPiper Console As A Symbolic Calculator<text:tab/>23</text:p>
          <text:p text:style-name="P55">5.3.1 Variables<text:tab/>23</text:p>
          <text:p text:style-name="P57">5.3.1.1 Calculating With Unbound Variables<text:tab/>24</text:p>
          <text:p text:style-name="P57">5.3.1.2 Variable And Function Names Are Case Sensitive<text:tab/>26</text:p>
          <text:p text:style-name="P57">5.3.1.3 Using More Than One Variable<text:tab/>26</text:p>
          <text:p text:style-name="P56">5.4 Exercises<text:tab/>27</text:p>
          <text:p text:style-name="P55">5.4.1 Exercise 1<text:tab/>27</text:p>
          <text:p text:style-name="P55">5.4.2 Exercise 2<text:tab/>27</text:p>
          <text:p text:style-name="P55">5.4.3 Exercise 3<text:tab/>27</text:p>
          <text:p text:style-name="P54">6 The MathPiper Documentation Plugin<text:tab/>29</text:p>
          <text:p text:style-name="P56">6.1 Function List<text:tab/>29</text:p>
          <text:p text:style-name="P56">6.2 Mini Web Browser Interface<text:tab/>29</text:p>
          <text:p text:style-name="P56">6.3 Exercises<text:tab/>30</text:p>
          <text:p text:style-name="P55">6.3.1 Exercise 1<text:tab/>30</text:p>
          <text:p text:style-name="P55">6.3.2 Exercise 2<text:tab/>30</text:p>
          <text:p text:style-name="P54">7 Using MathRider As A Programmer's Text Editor<text:tab/>31</text:p>
          <text:p text:style-name="P56">7.1 Creating, Opening, Saving, And Closing Text Files<text:tab/>31</text:p>
          <text:p text:style-name="P56">7.2 Editing Files<text:tab/>31</text:p>
          <text:p text:style-name="P56">7.3 File Modes<text:tab/>31</text:p>
          <text:p text:style-name="P56">7.4 Exercises<text:tab/>32</text:p>
          <text:p text:style-name="P55">7.4.1 Exercise 1<text:tab/>32</text:p>
          <text:p text:style-name="P54">8 MathRider Worksheet Files<text:tab/>33</text:p>
          <text:p text:style-name="P56">8.1 Code Folds<text:tab/>33</text:p>
          <text:p text:style-name="P55">8.1.1 The Description Attribute<text:tab/>34</text:p>
          <text:p text:style-name="P56">8.2 Automatically Inserting Folds &amp; Removing Unpreserved Folds<text:tab/>34</text:p>
          <text:p text:style-name="P56">8.3 Exercises<text:tab/>35</text:p>
          <text:p text:style-name="P55">8.3.1 Exercise 1<text:tab/>35</text:p>
          <text:p text:style-name="P55">8.3.2 Exercise 2<text:tab/>35</text:p>
          <text:p text:style-name="P55">8.3.3 Exercise 3<text:tab/>35</text:p>
          <text:p text:style-name="P55">8.3.4 Exercise 4<text:tab/>35</text:p>
          <text:p text:style-name="P54">9 MathPiper Programming Fundamentals<text:tab/>36</text:p>
          <text:p text:style-name="P56">9.1 Values and Expressions<text:tab/>36</text:p>
          <text:p text:style-name="P56">9.2 Operators<text:tab/>36</text:p>
          <text:p text:style-name="P56">9.3 Operator Precedence<text:tab/>37</text:p>
          <text:p text:style-name="P56">9.4 Changing The Order Of Operations In An Expression<text:tab/>38</text:p>
          <text:p text:style-name="P56">9.5 Functions &amp; Function Names<text:tab/>39</text:p>
          <text:p text:style-name="P56">9.6 Functions That Produce Side Effects<text:tab/>39</text:p>
          <text:p text:style-name="P55">9.6.1 The Echo() and Write() Functions<text:tab/>40</text:p>
          <text:p text:style-name="P57">9.6.1.1 Echo()<text:tab/>40</text:p>
          <text:p text:style-name="P57"><text:soft-page-break/>9.6.1.2 Write()<text:tab/>42</text:p>
          <text:p text:style-name="P56">9.7 Expressions Are Separated By Semicolons<text:tab/>43</text:p>
          <text:p text:style-name="P56">9.8 Strings<text:tab/>44</text:p>
          <text:p text:style-name="P55">9.8.1 The MathPiper Console and MathPiper Folds Can Access The Same Variables<text:tab/>44</text:p>
          <text:p text:style-name="P55">9.8.2 Using Strings To Make Echo's Output Easier To Read<text:tab/>45</text:p>
          <text:p text:style-name="P55">9.8.3 Accessing The Individual Characters In A String<text:tab/>45</text:p>
          <text:p text:style-name="P56">9.9 Comments<text:tab/>46</text:p>
          <text:p text:style-name="P56">9.10 Exercises<text:tab/>47</text:p>
          <text:p text:style-name="P55">9.10.1 Exercise 1<text:tab/>47</text:p>
          <text:p text:style-name="P55">9.10.2 Exercise 2<text:tab/>47</text:p>
          <text:p text:style-name="P55">9.10.3 Exercise 3<text:tab/>48</text:p>
          <text:p text:style-name="P55">9.10.4 Exercise 4<text:tab/>48</text:p>
          <text:p text:style-name="P55">9.10.5 Exercise 5<text:tab/>48</text:p>
          <text:p text:style-name="P55">9.10.6 Exercise 6<text:tab/>48</text:p>
          <text:p text:style-name="P54">10 Conditional Operators<text:tab/>50</text:p>
          <text:p text:style-name="P56">10.1 Making Decisions With The If() Function &amp; Predicate Expressions<text:tab/>52</text:p>
          <text:p text:style-name="P56">10.2 The And(), Or(), &amp; Not() Boolean Functions &amp; Infix Notation<text:tab/>54</text:p>
          <text:p text:style-name="P55">10.2.1 And()<text:tab/>54</text:p>
          <text:p text:style-name="P55">10.2.2 Or()<text:tab/>56</text:p>
          <text:p text:style-name="P55">10.2.3 Not() &amp; Prefix Notation<text:tab/>57</text:p>
          <text:p text:style-name="P56">10.3 Exercises<text:tab/>58</text:p>
          <text:p text:style-name="P54">11 The While() Looping Function &amp; Bodied Notation<text:tab/>59</text:p>
          <text:p text:style-name="P56">11.1 Long-Running Loops, Infinite Loops, &amp; Interrupting Execution<text:tab/>62</text:p>
          <text:p text:style-name="P56">11.2 Predicate Functions<text:tab/>63</text:p>
          <text:p text:style-name="P56">11.3 Exercises<text:tab/>64</text:p>
          <text:p text:style-name="P54">12 Lists: Values That Hold Sequences Of Expressions<text:tab/>65</text:p>
          <text:p text:style-name="P56">12.1 Using While() Loops With Lists <text:tab/>66</text:p>
          <text:p text:style-name="P55">12.1.1 Exercises<text:tab/>68</text:p>
          <text:p text:style-name="P56">12.2 The ForEach() Looping Function<text:tab/>68</text:p>
          <text:p text:style-name="P55">12.2.1 Exercises<text:tab/>68</text:p>
          <text:p text:style-name="P54">13 Functions &amp; Operators Which Loop Internally To Process Lists<text:tab/>69</text:p>
          <text:p text:style-name="P56">13.1 TableForm()<text:tab/>69</text:p>
          <text:p text:style-name="P56">13.2 The .. Range Operator<text:tab/>69</text:p>
          <text:p text:style-name="P56">13.3 Contains()<text:tab/>70</text:p>
          <text:p text:style-name="P56">13.4 Find()<text:tab/>70</text:p>
          <text:p text:style-name="P56">13.5 Count()<text:tab/>71</text:p>
          <text:p text:style-name="P56">13.6 Select()<text:tab/>71</text:p>
          <text:p text:style-name="P56">13.7 The Nth() Function &amp; The [] Operator<text:tab/>72</text:p>
          <text:p text:style-name="P56">13.8 Append() &amp; Nondestructive List Operations<text:tab/>72</text:p>
          <text:p text:style-name="P56">13.9 The : Prepend Operator<text:tab/>73</text:p>
          <text:p text:style-name="P56"><text:soft-page-break/>13.10 Concat()<text:tab/>74</text:p>
          <text:p text:style-name="P56">13.11 Insert(), Delete(), &amp; Replace()<text:tab/>74</text:p>
          <text:p text:style-name="P56">13.12 Take() <text:tab/>74</text:p>
          <text:p text:style-name="P56">13.13 Drop()<text:tab/>75</text:p>
          <text:p text:style-name="P56">13.14 FillList()<text:tab/>76</text:p>
          <text:p text:style-name="P56">13.15 RemoveDuplicates()<text:tab/>76</text:p>
          <text:p text:style-name="P56">13.16 Reverse()<text:tab/>77</text:p>
          <text:p text:style-name="P56">13.17 Partition()<text:tab/>77</text:p>
          <text:p text:style-name="P56">13.18 Functions That Work With Integers<text:tab/>77</text:p>
          <text:p text:style-name="P55">13.18.1 RandomIntegerVector()<text:tab/>78</text:p>
          <text:p text:style-name="P55">13.18.2 Max() &amp; Min()<text:tab/>78</text:p>
          <text:p text:style-name="P55">13.18.3 Div() &amp; Mod()<text:tab/>79</text:p>
          <text:p text:style-name="P55">13.18.4 Gcd()<text:tab/>79</text:p>
          <text:p text:style-name="P55">13.18.5 Lcm()<text:tab/>80</text:p>
          <text:p text:style-name="P55">13.18.6 Add()<text:tab/>80</text:p>
          <text:p text:style-name="P55">13.18.7 Factorize()<text:tab/>81</text:p>
          <text:p text:style-name="P54">14 User Defined Functions<text:tab/>82</text:p>
          <text:p text:style-name="P56">14.1 Global Variables, Local Variables, &amp; Local()<text:tab/>83</text:p>
          <text:p text:style-name="P56">14.2 Applying Functions To List Members<text:tab/>85</text:p>
          <text:p text:style-name="P55">14.2.1 Table() <text:tab/>85</text:p>
        </text:index-body>
      </text:table-of-content>
      <text:p text:style-name="Standard"><text:bookmark-end text:name="DDE_LINK22"/></text:p>
      <text:h text:style-name="P6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5">Susan Addington</text:p>
      <text:p text:style-name="P45">Matthew Moelter </text:p>
      <text:p text:style-name="P4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39"><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39"><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2">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6">cd <text:s text:c="2"/>/Applications/mathrider</text:p>
      <text:p text:style-name="Text_20_body">Run mathrider by typing:</text:p>
      <text:p text:style-name="P4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6"> </text:span><text:span text:style-name="T37">(along </text:span><text:soft-page-break/><text:span text:style-name="T37">with addtion (+) , subtraction (−), and ones we will talk about later)</text:span><text:span text:style-name="T36">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N(9.5/3.2)<text:bookmark-end text:name="DDE_LINK17"/><text:bookmark-end text:name="DDE_LINK18"/></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3"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1"/>
      <text:p text:style-name="P41">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8">%mathpiper</text:span></text:p>
      <text:p text:style-name="P24"><text:s/>2:</text:p>
      <text:p text:style-name="P23"><text:span text:style-name="T14"><text:s/>3:</text:span><text:span text:style-name="T16">2 + 3</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text:span text:style-name="T19"> <text:s text:c="5"/>Result:</text:span> 5</text:p>
      <text:p text:style-name="P34"><text:span text:style-name="T14"><text:s/>9:</text:span><text:span text:style-name="T19">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8">%mathpiper,description="Add two numbers togeth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P42"><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6"><text:span text:style-name="T19">3</text:span> </text:p>
      <text:p text:style-name="Text_20_body">represents the number three, the value:</text:p>
      <text:p text:style-name="P47"><text:span text:style-name="T21">0.5</text:span> </text:p>
      <text:p text:style-name="Text_20_body">represents the number one half, and the value: </text:p>
      <text:p text:style-name="P4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8">3</text:p>
      <text:p text:style-name="P48">2 + 3</text:p>
      <text:p text:style-name="P4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6">^<text:tab/>Exponents are evaluated right to left.</text:p>
      <text:p text:style-name="P52"><text:soft-page-break/>*,%,/<text:tab/>Then multiplication, remainder, and division operations are evaluated left to right.</text:p>
      <text:p text:style-name="P46">+, −<text:tab/>Finally, addition and subtraction are evaluated left to right.</text:p>
      <text:p text:style-name="P46"/>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39"><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2">8</text:span></text:p>
      <text:p text:style-name="P31">5 + <text:span text:style-name="T22">126</text:span><text:span text:style-name="T9">/</text:span>18 - 8</text:p>
      <text:p text:style-name="P31">5 <text:span text:style-name="T9">+</text:span> <text:span text:style-name="T22">7</text:span> - 8</text:p>
      <text:p text:style-name="P31"><text:span text:style-name="T22">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2">8</text:span> in the expression below it. <text:s/>In the second expression, the <text:span text:style-name="T9">*</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3">()<text:tab/>Parentheses are evaluated from the inside out.</text:p>
      <text:p text:style-name="P53">^<text:tab/>Then exponents are evaluated right to left.</text:p>
      <text:p text:style-name="P53">*,%,/ Then multiplication, remainder, and division operations are evaluated left to right.</text:p>
      <text:p text:style-name="P53">+, − Finally, addition and subtraction are evaluated left to right.</text:p>
      <text:p text:style-name="P4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and Writ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8">%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3"><text:span text:style-name="T14">18:</text:span> <text:s text:c="3"/><text:span text:style-name="T19">%/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3</text:p>
      <text:p text:style-name="P32"><text:span text:style-name="T12">11:</text:span><text:span text:style-name="T10"> <text:s text:c="3"/></text:span><text:span text:style-name="T19">%/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8">%/mathpiper</text:span><text:bookmark-end text:name="DDE_LINK29"/></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2"><text:span text:style-name="T12">21:</text:span><text:span text:style-name="T10"> <text:s text:c="3"/></text:span><text:span text:style-name="T19">%/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8">%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oft-page-break/><text:span text:style-name="T14">13:</text:span> <text:s text:c="5"/></text:p>
      <text:p text:style-name="P23"><text:span text:style-name="T14">14:</text:span> <text:s text:c="5"/><text:span text:style-name="T33">Side effects:</text:span></text:p>
      <text:p text:style-name="P23"><text:span text:style-name="T14">15:</text:span> <text:s text:c="5"/>1 3 6</text:p>
      <text:p text:style-name="P33"><text:span text:style-name="T14">16:</text:span> <text:s text:c="3"/><text:span text:style-name="T19">%/output</text:span></text:p>
      <text:p text:style-name="P35">Write() and Echo() have other differences besides the one discussed here and more information about them can be found in the documentation for these functions.</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he console adds it automatically</text:span>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4">14:</text:span><text:span text:style-name="T19">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2"><text:span text:style-name="T12">14:</text:span><text:span text:style-name="T19">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8">%mathpiper</text:span></text:p>
      <text:p text:style-name="P24"><text:s/>2:</text:p>
      <text:p text:style-name="P23"><text:span text:style-name="T14"><text:s/>3:</text:span><text:bookmark-start text:name="DDE_LINK3"/>a <text:span text:style-name="T5">:=</text:span> <text:span text:style-name="T16">"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8">%/mathpiper</text:span></text:p>
      <text:p text:style-name="P24"><text:s/>7:</text:p>
      <text:p text:style-name="P23"><text:span text:style-name="T14"><text:s/>8:</text:span> <text:s text:c="3"/><text:span text:style-name="T19">%output,preserve="false"</text:span></text:p>
      <text:p text:style-name="P23"><text:span text:style-name="T14"><text:s/>9:</text:span> <text:s text:c="5"/><text:span text:style-name="T19">Result:</text:span> True</text:p>
      <text:p text:style-name="P23"><text:span text:style-name="T14">10:</text:span> <text:s text:c="5"/></text:p>
      <text:p text:style-name="P23"><text:span text:style-name="T14">11:</text:span> <text:s text:c="5"/><text:span text:style-name="T33">Side effects:</text:span></text:p>
      <text:p text:style-name="P23"><text:span text:style-name="T14">12:</text:span> <text:s text:c="5"/>Hello, I am a string.</text:p>
      <text:p text:style-name="P33"><text:span text:style-name="T14">13:</text:span> <text:s text:c="3"/><text:span text:style-name="T19">%/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8">"Variable a: "</text:span><text:span text:style-name="T5">, </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text:span text:style-name="T18">"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8">"Variable c: "</text:span><text:span text:style-name="T5">, </text:span>c<text:span text:style-name="T5">)</text:span>;</text:p>
      <text:p text:style-name="P24">11:</text:p>
      <text:p text:style-name="P23"><text:span text:style-name="T14">12:</text:span><text:span text:style-name="T28">%/mathpiper</text:span><text:bookmark-end text:name="DDE_LINK291"/></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2"><text:span text:style-name="T12">21:</text:span><text:span text:style-name="T10"> <text:s text:c="3"/></text:span><text:span text:style-name="T19">%/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text:soft-page-break/></text:p>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8">%mathpiper</text:span></text:p>
      <text:p text:style-name="P23"><text:span text:style-name="T14"><text:s/>2:</text:span><text:span text:style-name="T25">//This is a comment.</text:span></text:p>
      <text:p text:style-name="P24"><text:s/>3:</text:p>
      <text:p text:style-name="P23"><text:span text:style-name="T14"><text:s/>4:</text:span>x <text:span text:style-name="T5">:=</text:span> <text:span text:style-name="T8">2</text:span>; <text:span text:style-name="T25">//Set the variable x equal to 2.</text:span></text:p>
      <text:p text:style-name="P24"><text:s/>5:</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2</text:p>
      <text:p text:style-name="P32"><text:span text:style-name="T12">11:</text:span><text:span text:style-name="T10"> <text:s text:c="3"/></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5">/*</text:span></text:p>
      <text:p text:style-name="P23"><text:span text:style-name="T14"><text:s/>4:</text:span><text:span text:style-name="T24"> </text:span><text:span text:style-name="T25">This is a longer comment and it uses</text:span></text:p>
      <text:p text:style-name="P23"><text:span text:style-name="T14"><text:s/>5:</text:span><text:span text:style-name="T24"> </text:span><text:span text:style-name="T25">more than one line. The following</text:span></text:p>
      <text:p text:style-name="P23"><text:soft-page-break/><text:span text:style-name="T14"><text:s/>6:</text:span><text:span text:style-name="T24"> </text:span><text:span text:style-name="T25">code assigns the number 3 to variable</text:span></text:p>
      <text:p text:style-name="P23"><text:span text:style-name="T14"><text:s/>7:</text:span><text:span text:style-name="T24"> </text:span><text:span text:style-name="T25">x and then returns it as a result.</text:span></text:p>
      <text:p text:style-name="P23"><text:span text:style-name="T14"><text:s/>8:</text:span><text:span text:style-name="T25">*/</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8">%/mathpiper</text:span></text:p>
      <text:p text:style-name="P24">13:</text:p>
      <text:p text:style-name="P23"><text:span text:style-name="T14">14:</text:span> <text:s text:c="3"/><text:span text:style-name="T19">%output,preserve="false"</text:span></text:p>
      <text:p text:style-name="P23"><text:span text:style-name="T14">15:</text:span> <text:s text:c="5"/><text:span text:style-name="T19">Result:</text:span> 3</text:p>
      <text:p text:style-name="P33"><text:span text:style-name="T20">16:</text:span><text:span text:style-name="T19">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8">%mathpiper,description="Exercise 1"</text:span></text:p>
      <text:p text:style-name="P24"><text:s/>2:</text:p>
      <text:p text:style-name="P23"><text:span text:style-name="T14"><text:s/>3:</text:span><text:span text:style-name="T26">//Sample fold.</text:span></text:p>
      <text:p text:style-name="P24"><text:s/>4:</text:p>
      <text:p text:style-name="P33"><text:span text:style-name="T30"><text:s/>5:</text:span><text:span text:style-name="T29">%/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 may not have is the ability to select rectangular sections of text. <text:s/>To see how this works, do the following:</text:p>
      <text:p text:style-name="P46">1) <text:s/>Type 3 or 4 lines of text into a text area.</text:p>
      <text:p text:style-name="P4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62"><text:span text:style-name="T13">3) Turn rectangular selection on and then select some text in order to see how this is different than normal selection mode. <text:s/></text:span>When you are done experimenting, set rectangular selection mode to off.</text:p>
      <text:p text:style-name="P60">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was split vertically. <text:s/>If you let your mouse hover over these icons, a short description will be displayed for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Unsplit All" icon.</text:p>
      <text:h text:style-name="Heading_20_1" text:outline-level="1">Obtaining Nonnegative Random Integers With The RandomInteger() Function</text:h>
      <text:p text:style-name="Text_20_body">It is often useful to use random integers in a program and one way that a program can obtain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inclusive being obtained from RandomInteger(). <text:s/>Inclusive here means that both 0 and 4 are included in the range of random integers that may be returned. <text:s/>If the word exclusive was used instead, this means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obtaining integers between 1 and 5 inclusive were desired instead of integers between 0 an 4, the number 1 can simply be added to the value which is returned by RandomInteger():</text:p>
      <text:p text:style-name="Preformatted_20_Text"/>
      <text:p text:style-name="Preformatted_20_Text">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text:soft-page-break/>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obtain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In&gt; RandomInteger(50) + 1 + 50</text:p>
      <text:p text:style-name="P20">Result&gt; 73</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 And Predicate Expression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7"><text:s text:c="2"/>x = y</text:p>
          </table:table-cell>
          <table:table-cell table:style-name="Table2.B2" office:value-type="string">
            <text:p text:style-name="P3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7"><text:s text:c="2"/>x != y</text:p>
          </table:table-cell>
          <table:table-cell table:style-name="Table2.B2" office:value-type="string">
            <text:p text:style-name="P36">Returns <text:span text:style-name="T6">True</text:span> if the values are not equal and <text:span text:style-name="T6">False</text:span> if they are equal.</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2:</text:span><text:span text:style-name="T25">//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oft-page-break/><text:span text:style-name="T14"><text:s/>6:</text:span><text:span text:style-name="T15">Echo</text:span><text:span text:style-name="T5">(</text:span>x, <text:span text:style-name="T16">"= "</text:span>, y, <text:span text:style-name="T16">":"</text:span>, x <text:span text:style-name="T5">=</text:span> y<text:span text:style-name="T5">)</text:span>;</text:p>
      <text:p text:style-name="P23"><text:span text:style-name="T14"><text:s/>7:</text:span><text:span text:style-name="T15">Echo</text:span><text:span text:style-name="T5">(</text:span>x, <text:span text:style-name="T16">"!= "</text:span>, y, <text:span text:style-name="T16">":"</text:span>, x <text:span text:style-name="T5">!=</text:span> y);</text:p>
      <text:p text:style-name="P23"><text:span text:style-name="T14"><text:s/>8:</text:span><text:span text:style-name="T15">Echo</text:span><text:span text:style-name="T5">(</text:span>x, <text:span text:style-name="T16">"&lt; "</text:span>, y, <text:span text:style-name="T16">":"</text:span>, x <text:span text:style-name="T5">&lt;</text:span> y);</text:p>
      <text:p text:style-name="P23"><text:span text:style-name="T14"><text:s/>9:</text:span><text:span text:style-name="T15">Echo</text:span><text:span text:style-name="T5">(</text:span>x, <text:span text:style-name="T16">"&lt;= "</text:span>, y, <text:span text:style-name="T16">":"</text:span>, x <text:span text:style-name="T5">&lt;=</text:span> y);</text:p>
      <text:p text:style-name="P23"><text:span text:style-name="T14">10:</text:span><text:span text:style-name="T15">Echo</text:span><text:span text:style-name="T5">(</text:span>x, <text:span text:style-name="T16">"&gt; "</text:span>, y, <text:span text:style-name="T16">":"</text:span>, x <text:span text:style-name="T5">&gt;</text:span> y);</text:p>
      <text:p text:style-name="P23"><text:span text:style-name="T14">11:</text:span><text:span text:style-name="T15">Echo</text:span><text:span text:style-name="T5">(</text:span>x, <text:span text:style-name="T16">"&gt;= "</text:span>, y, <text:span text:style-name="T16">":"</text:span>, x <text:span text:style-name="T5">&gt;=</text:span> y);</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3"><text:bookmark-start text:name="DDE_LINK4"/><text:span text:style-name="T14">25:</text:span> <text:s text:c="3"/><text:span text:style-name="T19">%/output</text:span><text:bookmark-end text:name="DDE_LINK4"/></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4"> <text:s text:c="3"/></text:span><text:span text:style-name="T25">// Example 2.</text:span></text:p>
      <text:p text:style-name="P23"><text:span text:style-name="T14"><text:s/>4:</text:span><text:span text:style-name="T24"> <text:s text:c="3"/></text:span>x <text:span text:style-name="T5">:=</text:span> <text:span text:style-name="T8">2</text:span>;</text:p>
      <text:p text:style-name="P23"><text:span text:style-name="T14"><text:s/>5:</text:span><text:span text:style-name="T24"> <text:s text:c="3"/></text:span>y <text:span text:style-name="T5">:=</text:span> <text:span text:style-name="T8">2</text:span>; <text:s/></text:p>
      <text:p text:style-name="P24"><text:s/>6:</text:p>
      <text:p text:style-name="P23"><text:span text:style-name="T14"><text:s/>7:</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8:</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9:</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0:</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1:</text:span><text:span text:style-name="T24"> <text:s text:c="3"/></text:span><text:span text:style-name="T15">Echo</text:span><text:span text:style-name="T5">(</text:span>x, <text:span text:style-name="T16">"&gt; "</text:span>, y, <text:span text:style-name="T16">":"</text:span>, x <text:span text:style-name="T5">&gt;</text:span> y<text:span text:style-name="T6">)</text:span>;</text:p>
      <text:p text:style-name="P23"><text:span text:style-name="T14">12:</text:span><text:span text:style-name="T24"> <text:s text:c="3"/></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3"><text:span text:style-name="T14">25:</text:span> <text:s text:c="3"/><text:span text:style-name="T19">%/output</text:span></text:p>
      <text:p text:style-name="Standard"/>
      <text:p text:style-name="P23"><text:soft-page-break/><text:span text:style-name="T14"><text:s/>1:</text:span><text:span text:style-name="T28">%mathpiper</text:span></text:p>
      <text:p text:style-name="P23"><text:span text:style-name="T31"><text:s/></text:span><text:span text:style-name="T14">2:</text:span></text:p>
      <text:p text:style-name="P23"><text:span text:style-name="T14"><text:s/>3:</text:span><text:span text:style-name="T25">//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6">"= "</text:span>, y, <text:span text:style-name="T16">":"</text:span>, x <text:span text:style-name="T5">=</text:span> y<text:span text:style-name="T5">)</text:span>;</text:p>
      <text:p text:style-name="P23"><text:span text:style-name="T14"><text:s/>8:</text:span><text:span text:style-name="T15">Echo</text:span><text:span text:style-name="T5">(</text:span>x, <text:span text:style-name="T16">"!= "</text:span>, y, <text:span text:style-name="T16">":"</text:span>, x <text:span text:style-name="T5">!=</text:span> y<text:span text:style-name="T5">)</text:span>;</text:p>
      <text:p text:style-name="P23"><text:span text:style-name="T14"><text:s/>9:</text:span><text:span text:style-name="T15">Echo</text:span><text:span text:style-name="T5">(</text:span>x, <text:span text:style-name="T16">"&lt; "</text:span>, y, <text:span text:style-name="T16">":"</text:span>, x <text:span text:style-name="T5">&lt;</text:span> y<text:span text:style-name="T5">)</text:span>;</text:p>
      <text:p text:style-name="P23"><text:span text:style-name="T14">10:</text:span><text:span text:style-name="T15">Echo</text:span><text:span text:style-name="T5">(</text:span>x, <text:span text:style-name="T16">"&lt;= "</text:span>, y, <text:span text:style-name="T16">":"</text:span>, x <text:span text:style-name="T5">&lt;=</text:span> y<text:span text:style-name="T5">)</text:span>;</text:p>
      <text:p text:style-name="P23"><text:span text:style-name="T14">11:</text:span><text:span text:style-name="T15">Echo</text:span><text:span text:style-name="T5">(</text:span>x, <text:span text:style-name="T16">"&gt; "</text:span>, y, <text:span text:style-name="T16">":"</text:span>, x <text:span text:style-name="T5">&gt;</text:span> y<text:span text:style-name="T5">)</text:span>;</text:p>
      <text:p text:style-name="P23"><text:span text:style-name="T14">12:</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2"><text:bookmark-start text:name="DDE_LINK5"/><text:span text:style-name="T12">26:</text:span><text:span text:style-name="T10"> <text:s text:c="3"/></text:span><text:span text:style-name="T19">%/output</text:span><text:bookmark-end text:name="DDE_LINK5"/></text:p>
      <text:p text:style-name="Text_20_body">Conditional operators are placed at a lower level of precedence than the other operators we have covered to this point:</text:p>
      <text:p text:style-name="Preformatted_20_Text"/>
      <text:p text:style-name="P50">()<text:tab/>Parentheses are evaluated from the inside out.</text:p>
      <text:p text:style-name="P50">^<text:tab/>Then exponents are evaluated right to left.</text:p>
      <text:p text:style-name="P50">*,%,/ Then multiplication, remainder, and division operations are evaluated left to right.</text:p>
      <text:p text:style-name="P50">+, − Then addition and subtraction are evaluated left to right.</text:p>
      <text:p text:style-name="P50">=,!=,&lt;,&lt;=,&gt;,&gt;= <text:s/>Finally, conditional operators are evaluated.</text:p>
      <text:p text:style-name="P59"/>
      <text:p text:style-name="P59">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3" text:outline-level="3"><text:soft-page-break/>Exercises</text:h>
      <text:h text:style-name="Heading_20_4" text:outline-level="4">Exercise 1</text:h>
      <text:p text:style-name="Text_20_body">Open a MathPiper session and evaluate the following predicate expressions:</text:p>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turned into a numerical value first.*/</text:p>
      <text:p text:style-name="Preformatted_20_Text"/>
      <text:p text:style-name="Preformatted_20_Text">In&gt; 1/2 <text:s/>= .5</text:p>
      <text:p text:style-name="Preformatted_20_Text"/>
      <text:p text:style-name="Preformatted_20_Text">In&gt; N(1/2) = .5</text:p>
      <text:h text:style-name="Heading_20_4" text:outline-level="4">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2">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ext:soft-page-break/>that is listed second in the argument list is executed. <text:s/>If the predicate expression evaluates to <text:span text:style-name="T6">False</text:span>, <text:s/>the "<text:span text:style-name="T6">then</text:spa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6 is greater than 5.</text:p>
      <text:p text:style-name="P23"><text:span text:style-name="T14">16:</text:span> <text:s text:c="5"/>End of program.</text:p>
      <text:p text:style-name="P32"><text:bookmark-start text:name="DDE_LINK6"/><text:span text:style-name="T12">17:</text:span><text:span text:style-name="T10"> <text:s text:c="3"/></text:span><text:span text:style-name="T19">%/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8">%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End of program.</text:p>
      <text:p text:style-name="P32"><text:span text:style-name="T12">16:</text:span><text:span text:style-name="T10"> <text:s text:c="3"/></text:span><text:span text:style-name="T19">%/output</text:span></text:p>
      <text:p text:style-name="Text_20_body"><text:soft-page-break/>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else" expression has been added to i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text:span text:style-name="T15">Echo</text:span><text:span text:style-name="T5">(</text:span>x,<text:span text:style-name="T16">"is greater than 5."</text:span><text:span text:style-name="T5">)</text:span>,<text:span text:style-name="T15">Echo</text:span><text:span text:style-name="T5">(</text:span>x,<text:span text:style-name="T16">"is NOT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4 is NOT greater than 5.</text:p>
      <text:p text:style-name="P23"><text:span text:style-name="T14">16:</text:span> <text:s text:c="5"/>End of program.</text:p>
      <text:p text:style-name="P33"><text:span text:style-name="T14">17:</text:span> <text:s text:c="3"/><text:span text:style-name="T19">%/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2">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text:soft-page-break/></text:p>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2">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6">"These expressions are both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oft-page-break/><text:span text:style-name="T14">17:</text:span> <text:s text:c="5"/></text:p>
      <text:p text:style-name="P23"><text:span text:style-name="T14">18:</text:span> <text:s text:c="5"/><text:span text:style-name="T33">Side effects:</text:span></text:p>
      <text:p text:style-name="P23"><text:span text:style-name="T14">19:</text:span> <text:s text:c="5"/>1: False </text:p>
      <text:p text:style-name="P23"><text:span text:style-name="T14">20:</text:span> <text:s text:c="5"/>2: False </text:p>
      <text:p text:style-name="P23"><text:span text:style-name="T14">21:</text:span> <text:s text:c="5"/>3: False </text:p>
      <text:p text:style-name="P23"><text:span text:style-name="T14">22:</text:span> <text:s text:c="5"/>4: True </text:p>
      <text:p text:style-name="P23"><text:span text:style-name="T14">23:</text:span> <text:s text:c="5"/>These expressions are both true.</text:p>
      <text:p text:style-name="P33"><text:bookmark-start text:name="DDE_LINK7"/><text:span text:style-name="T14">23:</text:span> <text:s text:c="3"/><text:span text:style-name="T19">%/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2">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2">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0">Result&gt; True</text:p>
      <text:p text:style-name="Preformatted_20_Text"><text:soft-page-break/></text:p>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using the infix version of the Or() function:</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6">"At least one of these expressions is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2"><text:span text:style-name="T12">24:</text:span><text:span text:style-name="T10"> <text:s text:c="3"/></text:span><text:span text:style-name="T19">%/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2">Not(expression)</text:p>
          </table:table-cell>
        </table:table-row>
      </table:table>
      <text:p text:style-name="Preformatted_20_Text"/>
      <text:p text:style-name="Standard">and these examples show Not() being used with this format:</text:p>
      <text:p text:style-name="Preformatted_20_Text"/>
      <text:p text:style-name="Preformatted_20_Text"><text:soft-page-break/>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2">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uses the prefix version of No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15">Echo</text:span><text:span text:style-name="T5">(</text:span><text:span text:style-name="T16">"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6">"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True</text:p>
      <text:p text:style-name="P23"><text:span text:style-name="T14">11:</text:span> <text:s text:c="5"/></text:p>
      <text:p text:style-name="P23"><text:span text:style-name="T14">12:</text:span> <text:s text:c="5"/><text:span text:style-name="T33">Side effects:</text:span></text:p>
      <text:p text:style-name="P23"><text:span text:style-name="T14">13:</text:span> <text:s text:c="5"/>3 = 3 is True </text:p>
      <text:p text:style-name="P23"><text:span text:style-name="T14">14:</text:span> <text:s text:c="5"/>Not 3 = 3 is False</text:p>
      <text:p text:style-name="P32"><text:span text:style-name="T12">15:</text:span><text:span text:style-name="T10"> <text:s text:c="3"/></text:span><text:span text:style-name="T19">%/output</text:span></text:p>
      <text:h text:style-name="Heading_20_2" text:outline-level="2">Exercises</text:h>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3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3"><text:span text:style-name="T14"><text:s/>1:</text:span><text:span text:style-name="T28">%mathpiper</text:span></text:p>
      <text:p text:style-name="P24"><text:s/>2:</text:p>
      <text:p text:style-name="P23"><text:span text:style-name="T14"><text:s/>3:</text:span><text:span text:style-name="T25">// This program prints the integers from 1 to 10.</text:span></text:p>
      <text:p text:style-name="P24"><text:s/>4:</text:p>
      <text:p text:style-name="P24"><text:s/>5:</text:p>
      <text:p text:style-name="P23"><text:span text:style-name="T14"><text:s/>6:</text:span><text:span text:style-name="T25">/*</text:span></text:p>
      <text:p text:style-name="P23"><text:span text:style-name="T14"><text:s/>7:</text:span><text:span text:style-name="T25"> <text:s text:c="3"/>Initialize the variable x to 1</text:span></text:p>
      <text:p text:style-name="P23"><text:span text:style-name="T14"><text:s/>8:</text:span><text:span text:style-name="T25"> <text:s text:c="3"/>outside of the While "loop".</text:span></text:p>
      <text:p text:style-name="P23"><text:span text:style-name="T14"><text:s/>9:</text:span><text:span text:style-name="T25">*/</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 <text:s/><text:span text:style-name="T25">//Increment x by 1.</text:span></text:p>
      <text:p text:style-name="P23"><text:span text:style-name="T14">17:</text:span>];</text:p>
      <text:p text:style-name="P24">18:</text:p>
      <text:p text:style-name="P23"><text:soft-page-break/><text:span text:style-name="T14">19:</text:span><text:span text:style-name="T28">%/mathpiper</text:span></text:p>
      <text:p text:style-name="P24">20:</text:p>
      <text:p text:style-name="P23"><text:span text:style-name="T14">21:</text:span> <text:s text:c="3"/><text:span text:style-name="T19">%output,preserve="false"</text:span></text:p>
      <text:p text:style-name="P23"><text:span text:style-name="T14">22:</text:span> <text:s text:c="5"/><text:span text:style-name="T19">Result:</text:span> True</text:p>
      <text:p text:style-name="P23"><text:span text:style-name="T14">23:</text:span> <text:s text:c="5"/></text:p>
      <text:p text:style-name="P23"><text:span text:style-name="T14">24:</text:span> <text:s text:c="5"/><text:span text:style-name="T33">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3"><text:bookmark-start text:name="DDE_LINK8"/><text:span text:style-name="T14">35:</text:span> <text:s text:c="3"/><text:span text:style-name="T19">%/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2">x</text:span><text:span text:style-name="T6"> &lt;= 10</text:span> becomes <text:span text:style-name="T22">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3"><text:span text:style-name="T14"><text:s/>1:</text:span><text:span text:style-name="T28">%mathpiper</text:span></text:p>
      <text:p text:style-name="P24"><text:s/>2:</text:p>
      <text:p text:style-name="P23"><text:span text:style-name="T14"><text:s/>3:</text:span><text:span text:style-name="T25">//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5">//Increment x by 1.</text:span></text:p>
      <text:p text:style-name="P23"><text:span text:style-name="T14">12:</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2"><text:bookmark-start text:name="DDE_LINK9"/><text:span text:style-name="T12">21:</text:span><text:span text:style-name="T10"> <text:s text:c="3"/></text:span><text:span text:style-name="T19">%/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5">//Increment x by 2.</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oft-page-break/><text:s text:c="9"/>85 87 89 91 93 95 97 99</text:p>
      <text:p text:style-name="P32"><text:bookmark-start text:name="DDE_LINK11"/><text:span text:style-name="T12">20:</text:span><text:span text:style-name="T10"> <text:s text:c="3"/></text:span><text:span text:style-name="T19">%/output</text:span><text:bookmark-end text:name="DDE_LINK11"/></text:p>
      <text:p text:style-name="Text_20_body">Finally, the following program prints the numbers from 1 to 100 in reverse order:</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5">//Decrement x by 1.</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2"><text:bookmark-start text:name="DDE_LINK10"/><text:span text:style-name="T12">20:</text:span><text:span text:style-name="T10"> <text:s text:c="3"/></text:span><text:span text:style-name="T19">%/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3"><text:soft-page-break/><text:span text:style-name="T14"><text:s/>1:</text:span><text:span text:style-name="T28">%mathpiper</text:span></text:p>
      <text:p text:style-name="P24"><text:s/>2:</text:p>
      <text:p text:style-name="P23"><text:span text:style-name="T14"><text:s/>3:</text:span><text:span text:style-name="T25">//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text:p>
      <text:p text:style-name="P23"><text:span text:style-name="T14"><text:s/>9:</text:span>];</text:p>
      <text:p text:style-name="P24">10:</text:p>
      <text:p text:style-name="P23"><text:span text:style-name="T14">11:</text:span><text:span text:style-name="T28">%/mathpiper</text:span></text:p>
      <text:p text:style-name="P24">12:</text:p>
      <text:p text:style-name="P23"><text:span text:style-name="T14">13:</text:span> <text:s text:c="3"/><text:span text:style-name="T19">%output,preserve="false"</text:span></text:p>
      <text:p text:style-name="P23"><text:span text:style-name="T14">14:</text:span> <text:s text:c="5"/>Processing...</text:p>
      <text:p text:style-name="P33"><text:bookmark-start text:name="DDE_LINK12"/><text:span text:style-name="T14">15:</text:span> <text:s text:c="3"/><text:span text:style-name="T19">%/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text:soft-page-break/>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20"/>
      <text:p text:style-name="Preformatted_20_Text">In&gt; IsBound(a)</text:p>
      <text:p text:style-name="P20">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each in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8">9</text:span><text:span text:style-name="T5">)</text:span></text:p>
      <text:p text:style-name="P23"><text:span text:style-name="T14"><text:s/>9:</text:span>[</text:p>
      <text:p text:style-name="P23"><text:span text:style-name="T14">10:</text:span> <text:s text:c="3"/><text:span text:style-name="T15">Echo</text:span><text:span text:style-name="T5">(</text:span>y, <text:span text:style-name="T16">"-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oft-page-break/><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3"><text:span text:style-name="T20">29:</text:span><text:span text:style-name="T23">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3"><text:span text:style-name="T14"><text:s/>1:</text:span><text:span text:style-name="T28">%mathpiper</text:span></text:p>
      <text:p text:style-name="P24"><text:s/>2:</text:p>
      <text:p text:style-name="P23"><text:span text:style-name="T14"><text:s/>3:</text:span><text:span text:style-name="T25">//Determine if 53 is in the list.</text:span></text:p>
      <text:p text:style-name="P24"><text:s/>4:</text:p>
      <text:p text:style-name="P23"><text:span text:style-name="T14"><text:s/>5:</text:span><text:span text:style-name="T34">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4">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8">10</text:span><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6">"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8">%/mathpiper</text:span></text:p>
      <text:p text:style-name="P24">17:</text:p>
      <text:p text:style-name="P23"><text:span text:style-name="T14">18:</text:span> <text:s text:c="3"/><text:span text:style-name="T19">%output,preserve="false"</text:span></text:p>
      <text:p text:style-name="P23"><text:span text:style-name="T14">19:</text:span> <text:s text:c="5"/><text:span text:style-name="T19">Result:</text:span> True</text:p>
      <text:p text:style-name="P23"><text:span text:style-name="T14">20:</text:span> <text:s text:c="5"/></text:p>
      <text:p text:style-name="P23"><text:span text:style-name="T14">21:</text:span> <text:s text:c="5"/><text:span text:style-name="T33">Side effects:</text:span></text:p>
      <text:p text:style-name="P23"><text:span text:style-name="T14">22:</text:span> <text:s text:c="5"/>53 was found in the list at position 5</text:p>
      <text:p text:style-name="P33"><text:bookmark-start text:name="DDE_LINK13"/><text:span text:style-name="T14">23:</text:span> <text:s text:c="3"/><text:span text:style-name="T19">%/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2">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3"><text:span text:style-name="T14"><text:s/>1:</text:span><text:span text:style-name="T28">%mathpiper</text:span></text:p>
      <text:p text:style-name="P24"><text:s/>2:</text:p>
      <text:p text:style-name="P23"><text:span text:style-name="T14"><text:s/>3:</text:span><text:span text:style-name="T25">//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8">%/mathpiper</text:span></text:p>
      <text:p text:style-name="P24">11:</text:p>
      <text:p text:style-name="P23"><text:span text:style-name="T14">12:</text:span> <text:s text:c="3"/><text:span text:style-name="T19">%output,preserve="false"</text:span></text:p>
      <text:p text:style-name="P23"><text:span text:style-name="T14">13:</text:span> <text:s text:c="5"/><text:span text:style-name="T19">Result:</text:span> True</text:p>
      <text:p text:style-name="P23"><text:span text:style-name="T14">14:</text:span> <text:s text:c="5"/></text:p>
      <text:p text:style-name="P23"><text:span text:style-name="T14">15:</text:span> <text:s text:c="5"/><text:span text:style-name="T33">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2"><text:span text:style-name="T12">26:</text:span><text:span text:style-name="T10"> <text:s text:c="3"/></text:span><text:span text:style-name="T19">%/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2">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The .. Range Operator</text:h>
      <table:table table:name="Table14" table:style-name="Table14">
        <table:table-column table:style-name="Table14.A"/>
        <table:table-row>
          <table:table-cell table:style-name="Table14.A1" office:value-type="string">
            <text:p text:style-name="P32">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text:soft-page-break/>In&gt; 10 .. 1</text:p>
      <text:p text:style-name="P20">Result&gt; {10,9,8,7,6,5,4,3,2,1}</text:p>
      <text:p text:style-name="Preformatted_20_Text"/>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2">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2">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text:soft-page-break/>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2">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2">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2">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2">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2">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2">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2">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2">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2">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2">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2">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2">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2">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2">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2">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2">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2">Max(list)</text:p>
          </table:table-cell>
        </table:table-row>
      </table:table>
      <text:p text:style-name="Preformatted_20_Text"/>
      <text:p text:style-name="P40">If two values are passed to Max(), it determines which one is larger:</text:p>
      <text:p text:style-name="Preformatted_20_Text"/>
      <text:p text:style-name="Preformatted_20_Text">In&gt; Max(10, 20)</text:p>
      <text:p text:style-name="P20">Result&gt; 20</text:p>
      <text:p text:style-name="Preformatted_20_Text"/>
      <text:p text:style-name="P40">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2">Min(list)</text:p>
          </table:table-cell>
        </table:table-row>
      </table:table>
      <text:p text:style-name="Preformatted_20_Text"/>
      <text:p text:style-name="P40">If two values are passed to Min(), it determines which one is smaller:</text:p>
      <text:p text:style-name="Preformatted_20_Text"/>
      <text:p text:style-name="Preformatted_20_Text">In&gt; Min(10, 20)</text:p>
      <text:p text:style-name="P20"><text:soft-page-break/>Result&gt; 10</text:p>
      <text:p text:style-name="Preformatted_20_Text"/>
      <text:p text:style-name="P40">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2">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2">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0">If two integers are passed to Gcd(), it calculates their greatest common divisor:</text:p>
      <text:p text:style-name="P29"/>
      <text:p text:style-name="P29">In&gt; Gcd(21, 56)</text:p>
      <text:p text:style-name="P21"><text:soft-page-break/>Result&gt; 7</text:p>
      <text:p text:style-name="P29"/>
      <text:p text:style-name="P40">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2">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0">If two integers are passed to Lcm(), it calculates their least common multiple:</text:p>
      <text:p text:style-name="P29"/>
      <text:p text:style-name="P25">In&gt; Lcm(14, 8)</text:p>
      <text:p text:style-name="P21">Result&gt; 56</text:p>
      <text:p text:style-name="P29"/>
      <text:p text:style-name="P40">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2">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text:soft-page-break/>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2">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8">%mathpiper</text:span></text:p>
      <text:p text:style-name="P24"><text:soft-page-break/><text:s/>2:</text:p>
      <text:p text:style-name="P23"><text:span text:style-name="T14"><text:s/>3:</text:span><text:span text:style-name="T27">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8">%/mathpiper</text:span></text:p>
      <text:p text:style-name="P24">18:</text:p>
      <text:p text:style-name="P23"><text:span text:style-name="T14">19:</text:span> <text:s text:c="3"/><text:span text:style-name="T19">%output,preserve="false"</text:span></text:p>
      <text:p text:style-name="P23"><text:span text:style-name="T14">20:</text:span> <text:s text:c="5"/><text:span text:style-name="T19">Result:</text:span> True</text:p>
      <text:p text:style-name="P33"><text:span text:style-name="T14">21:</text:span><text:span text:style-name="T35"> <text:s text:c="3"/></text:span><text:span text:style-name="T23">%/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8">%mathpiper</text:span></text:p>
      <text:p text:style-name="P24"><text:s/>2:</text:p>
      <text:p text:style-name="P23"><text:span text:style-name="T14"><text:s/>3:</text:span><text:span text:style-name="T15">Echo</text:span><text:span text:style-name="T5">(</text:span>x, <text:span text:style-name="T16">","</text:span>, resultList<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2 ,{2,4,6,8,10}</text:p>
      <text:p text:style-name="P33"><text:span text:style-name="T14">12:</text:span> <text:s text:c="3"/><text:span text:style-name="T19">%/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8">%mathpiper</text:span></text:p>
      <text:p text:style-name="P24"><text:s/>2:</text:p>
      <text:p text:style-name="P23"><text:span text:style-name="T14"><text:s/>3:</text:span><text:span text:style-name="T25">/*</text:span></text:p>
      <text:p text:style-name="P23"><text:span text:style-name="T14"><text:s/>4:</text:span><text:span text:style-name="T25"> This version of evenIntegers() uses Local() to make</text:span></text:p>
      <text:p text:style-name="P23"><text:span text:style-name="T14"><text:s/>5:</text:span><text:span text:style-name="T25"> x and resultList local variables</text:span></text:p>
      <text:p text:style-name="P23"><text:span text:style-name="T14"><text:s/>6:</text:span><text:span text:style-name="T25">*/</text:span></text:p>
      <text:p text:style-name="P24"><text:s/>7:</text:p>
      <text:p text:style-name="P23"><text:span text:style-name="T14"><text:s/>8:</text:span><text:span text:style-name="T27">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8">%/mathpiper</text:span></text:p>
      <text:p text:style-name="P24">25:</text:p>
      <text:p text:style-name="P23"><text:span text:style-name="T14">26:</text:span> <text:s text:c="3"/><text:span text:style-name="T19">%output,preserve="false"</text:span></text:p>
      <text:p text:style-name="P23"><text:span text:style-name="T14">27:</text:span> <text:s text:c="5"/><text:span text:style-name="T19">Result:</text:span> True</text:p>
      <text:p text:style-name="P33"><text:span text:style-name="T14">28:</text:span> <text:s text:c="3"/><text:span text:style-name="T19">%/output</text:span></text:p>
      <text:p text:style-name="P4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2">Table(expression, variable, begin_value, end_value, step_amount)</text:p>
          </table:table-cell>
        </table:table-row>
      </table:table>
      <text:p text:style-name="Preformatted_20_Text"/>
      <text:p text:style-name="Text_20_body">The Table() function creates a list of values by doing the following:</text:p>
      <text:p text:style-name="P51">1) <text:s/>Generating a sequence of values between a "begin_value" and an "end_value" with each value being incremented by the "step_amount".</text:p>
      <text:p text:style-name="P51">2) <text:s/>Placing each value in the sequence into the specified "variable", one value at a time.</text:p>
      <text:p text:style-name="P51">3) <text:s/>Evaluating the defined "expression" (which contains the defined "variable") for each value, one at a time.</text:p>
      <text:p text:style-name="P51">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e - <text:date style:data-style-name="N37" text:date-value="2009-06-02T01:31:45">06/02/09</text:date><text:tab/>MathRider For Newbies<text:tab/><text:page-number text:select-page="current">69</text:page-number>/<text:page-count>9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02T01:31:45</dc:date>
    <meta:editing-cycles>284</meta:editing-cycles>
    <meta:editing-duration>PT188H09M47S</meta:editing-duration>
    <meta:document-statistic meta:table-count="38" meta:image-count="0" meta:object-count="16" meta:page-count="91" meta:paragraph-count="1987" meta:word-count="20012" meta:character-count="1188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